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dc5e7" draw:textarea-horizontal-align="justify" draw:textarea-vertical-align="top" draw:auto-grow-height="false" fo:min-height="15.117cm" fo:min-width="15.121cm"/>
    </style:style>
    <style:style style:name="gr2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auto-grow-width="true" fo:min-height="0.039cm" fo:min-width="0.16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039cm" fo:min-width="0.17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039cm" fo:min-width="0.1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039cm" fo:min-width="0.21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039cm" fo:min-width="0.12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039cm" fo:min-width="0.18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039cm" fo:min-width="0.07cm" fo:padding-top="0cm" fo:padding-bottom="0cm" fo:padding-left="0cm" fo:padding-right="0cm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5.338cm" fo:min-width="8.07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4.072cm"/>
    </style:style>
    <style:style style:name="gr13" style:family="graphic" style:parent-style-name="standard">
      <style:graphic-properties draw:textarea-horizontal-align="justify" draw:textarea-vertical-align="middle" draw:auto-grow-height="false" fo:min-height="4.449cm" fo:min-width="7.374cm"/>
    </style:style>
    <style:style style:name="gr14" style:family="graphic" style:parent-style-name="standard">
      <style:graphic-properties draw:textarea-horizontal-align="justify" draw:textarea-vertical-align="top" draw:auto-grow-height="false" fo:min-height="3.052cm" fo:min-width="7.374cm"/>
    </style:style>
    <style:style style:name="gr15" style:family="graphic" style:parent-style-name="standard">
      <style:graphic-properties draw:fill-color="#7da7d8" draw:textarea-horizontal-align="justify" draw:textarea-vertical-align="middle" draw:auto-grow-height="false" fo:min-height="0.893cm" fo:min-width="3.05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78cm"/>
    </style:style>
    <style:style style:name="gr1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9" style:family="graphic" style:parent-style-name="objectwithoutfill">
      <style:graphic-properties draw:marker-end="" draw:marker-end-width="0.3cm" draw:fill="none" draw:textarea-vertical-align="middle"/>
    </style:style>
    <style:style style:name="gr20" style:family="graphic" style:parent-style-name="standard">
      <style:graphic-properties svg:stroke-color="#579835" draw:fill-color="#89c765" draw:textarea-horizontal-align="justify" draw:textarea-vertical-align="middle" draw:auto-grow-height="false" fo:min-height="1.02cm" fo:min-width="4.072cm"/>
    </style:style>
    <style:style style:name="gr21" style:family="graphic" style:parent-style-name="standard">
      <style:graphic-properties svg:stroke-color="#579835" draw:fill-color="#89c765" draw:textarea-horizontal-align="justify" draw:textarea-vertical-align="middle" draw:auto-grow-height="false" fo:min-height="0.893cm" fo:min-width="4.072cm"/>
    </style:style>
    <style:style style:name="gr22" style:family="graphic" style:parent-style-name="standard">
      <style:graphic-properties draw:stroke="none" svg:stroke-color="#000000" draw:fill="none" draw:fill-color="#ffffff" fo:min-height="1.02cm"/>
    </style:style>
    <style:style style:name="gr23" style:family="graphic" style:parent-style-name="standard">
      <style:graphic-properties draw:fill="none" draw:fill-color="#729fcf" draw:textarea-horizontal-align="justify" draw:textarea-vertical-align="top" draw:auto-grow-height="false" fo:min-height="22.229cm" fo:min-width="22.868cm"/>
    </style:style>
    <style:style style:name="gr24" style:family="graphic" style:parent-style-name="standard">
      <style:graphic-properties draw:fill-color="#fff9ae" draw:textarea-horizontal-align="justify" draw:textarea-vertical-align="middle" draw:auto-grow-height="false" fo:min-height="1.546cm" fo:min-width="2.643cm"/>
    </style:style>
    <style:style style:name="gr25" style:family="graphic" style:parent-style-name="standard">
      <style:graphic-properties svg:stroke-color="#579835" draw:fill-color="#89c765" draw:textarea-horizontal-align="justify" draw:textarea-vertical-align="middle" draw:auto-grow-height="false" fo:min-height="1.782cm" fo:min-width="4.453cm"/>
    </style:style>
    <style:style style:name="gr26" style:family="graphic" style:parent-style-name="standard">
      <style:graphic-properties svg:stroke-color="#579835" draw:fill-color="#89c765" draw:textarea-horizontal-align="justify" draw:textarea-vertical-align="middle" draw:auto-grow-height="false" fo:min-height="16.006cm" fo:min-width="3.818cm"/>
    </style:style>
    <style:style style:name="P1" style:family="paragraph">
      <loext:graphic-properties draw:fill="solid" draw:fill-color="#adc5e7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="non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7da7d8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-color="#89c765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729fc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f9ae"/>
      <style:paragraph-properties fo:text-align="center"/>
    </style:style>
    <style:style style:name="T1" style:family="text">
      <style:text-properties fo:font-variant="normal" fo:text-transform="none" fo:color="#000000" style:font-name="Liberation Sans1" fo:font-size="1pt" fo:font-style="normal" fo:font-weight="normal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15.367cm" svg:x="2.54cm" svg:y="10.0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002cm" svg:height="0.937cm" svg:x="0cm" svg:y="-0.01cm">
          <draw:text-box>
            <text:p/>
          </draw:text-box>
        </draw:frame>
        <draw:frame draw:style-name="gr2" draw:text-style-name="P2" draw:layer="layout" svg:width="0.002cm" svg:height="0.937cm" svg:x="0cm" svg:y="-0.529cm">
          <draw:text-box>
            <text:p/>
          </draw:text-box>
        </draw:frame>
        <draw:frame draw:style-name="gr3" draw:text-style-name="P2" draw:layer="layout" svg:width="0.167cm" svg:height="0.039cm" svg:x="0cm" svg:y="-0.001cm">
          <draw:text-box>
            <text:p text:style-name="P3"><text:span text:style-name="T1">Model Input</text:span></text:p>
          </draw:text-box>
        </draw:frame>
        <draw:frame draw:style-name="gr2" draw:text-style-name="P2" draw:layer="layout" svg:width="0.002cm" svg:height="0.937cm" svg:x="0cm" svg:y="-0.01cm">
          <draw:text-box>
            <text:p/>
          </draw:text-box>
        </draw:frame>
        <draw:frame draw:style-name="gr2" draw:text-style-name="P2" draw:layer="layout" svg:width="0.002cm" svg:height="0.937cm" svg:x="0cm" svg:y="-0.529cm">
          <draw:text-box>
            <text:p/>
          </draw:text-box>
        </draw:frame>
        <draw:frame draw:style-name="gr4" draw:text-style-name="P2" draw:layer="layout" svg:width="0.171cm" svg:height="0.039cm" svg:x="0cm" svg:y="-0.001cm">
          <draw:text-box>
            <text:p text:style-name="P3"><text:span text:style-name="T1">Tensorizers</text:span></text:p>
          </draw:text-box>
        </draw:frame>
        <draw:frame draw:style-name="gr2" draw:text-style-name="P2" draw:layer="layout" svg:width="0.002cm" svg:height="0.937cm" svg:x="0cm" svg:y="-0.01cm">
          <draw:text-box>
            <text:p/>
          </draw:text-box>
        </draw:frame>
        <draw:frame draw:style-name="gr2" draw:text-style-name="P2" draw:layer="layout" svg:width="0.002cm" svg:height="0.937cm" svg:x="0cm" svg:y="-0.529cm">
          <draw:text-box>
            <text:p/>
          </draw:text-box>
        </draw:frame>
        <draw:frame draw:style-name="gr5" draw:text-style-name="P2" draw:layer="layout" svg:width="0.18cm" svg:height="0.039cm" svg:x="0cm" svg:y="-0.001cm">
          <draw:text-box>
            <text:p text:style-name="P3"><text:span text:style-name="T1">Embeddings</text:span></text:p>
          </draw:text-box>
        </draw:frame>
        <draw:frame draw:style-name="gr2" draw:text-style-name="P2" draw:layer="layout" svg:width="0.002cm" svg:height="0.937cm" svg:x="0cm" svg:y="-0.01cm">
          <draw:text-box>
            <text:p/>
          </draw:text-box>
        </draw:frame>
        <draw:frame draw:style-name="gr2" draw:text-style-name="P2" draw:layer="layout" svg:width="0.002cm" svg:height="0.937cm" svg:x="0cm" svg:y="-0.529cm">
          <draw:text-box>
            <text:p/>
          </draw:text-box>
        </draw:frame>
        <draw:frame draw:style-name="gr6" draw:text-style-name="P2" draw:layer="layout" svg:width="0.218cm" svg:height="0.039cm" svg:x="0cm" svg:y="-0.001cm">
          <draw:text-box>
            <text:p text:style-name="P3"><text:span text:style-name="T1">Representation</text:span></text:p>
          </draw:text-box>
        </draw:frame>
        <draw:frame draw:style-name="gr2" draw:text-style-name="P2" draw:layer="layout" svg:width="0.002cm" svg:height="0.937cm" svg:x="0cm" svg:y="-0.01cm">
          <draw:text-box>
            <text:p/>
          </draw:text-box>
        </draw:frame>
        <draw:frame draw:style-name="gr2" draw:text-style-name="P2" draw:layer="layout" svg:width="0.002cm" svg:height="0.937cm" svg:x="0cm" svg:y="-0.529cm">
          <draw:text-box>
            <text:p/>
          </draw:text-box>
        </draw:frame>
        <draw:frame draw:style-name="gr7" draw:text-style-name="P2" draw:layer="layout" svg:width="0.125cm" svg:height="0.039cm" svg:x="0cm" svg:y="-0.001cm">
          <draw:text-box>
            <text:p text:style-name="P3"><text:span text:style-name="T1">Decoder</text:span></text:p>
          </draw:text-box>
        </draw:frame>
        <draw:frame draw:style-name="gr2" draw:text-style-name="P2" draw:layer="layout" svg:width="0.002cm" svg:height="0.937cm" svg:x="0cm" svg:y="-0.01cm">
          <draw:text-box>
            <text:p/>
          </draw:text-box>
        </draw:frame>
        <draw:frame draw:style-name="gr2" draw:text-style-name="P2" draw:layer="layout" svg:width="0.002cm" svg:height="0.937cm" svg:x="0cm" svg:y="-0.529cm">
          <draw:text-box>
            <text:p/>
          </draw:text-box>
        </draw:frame>
        <draw:frame draw:style-name="gr8" draw:text-style-name="P2" draw:layer="layout" svg:width="0.184cm" svg:height="0.039cm" svg:x="0cm" svg:y="-0.001cm">
          <draw:text-box>
            <text:p text:style-name="P3"><text:span text:style-name="T1">Output Layer</text:span></text:p>
          </draw:text-box>
        </draw:frame>
        <draw:frame draw:style-name="gr2" draw:text-style-name="P2" draw:layer="layout" svg:width="0.002cm" svg:height="0.937cm" svg:x="0cm" svg:y="-0.01cm">
          <draw:text-box>
            <text:p/>
          </draw:text-box>
        </draw:frame>
        <draw:frame draw:style-name="gr2" draw:text-style-name="P2" draw:layer="layout" svg:width="0.002cm" svg:height="0.937cm" svg:x="0cm" svg:y="-0.529cm">
          <draw:text-box>
            <text:p/>
          </draw:text-box>
        </draw:frame>
        <draw:frame draw:style-name="gr9" draw:text-style-name="P2" draw:layer="layout" svg:width="0.07cm" svg:height="0.039cm" svg:x="0cm" svg:y="-0.001cm">
          <draw:text-box>
            <text:p text:style-name="P3"><text:span text:style-name="T1">Loss</text:span></text:p>
          </draw:text-box>
        </draw:frame>
        <draw:custom-shape draw:style-name="gr10" draw:text-style-name="P5" draw:layer="layout" svg:width="8.57cm" svg:height="5.588cm" svg:x="2.733cm" svg:y="10.332cm">
          <text:p text:style-name="P4">Model Input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1.143cm" svg:x="6.604cm" svg:y="12.827cm">
          <text:p text:style-name="P4">Tensorizer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1.143cm" svg:x="6.604cm" svg:y="11.43cm">
          <text:p text:style-name="P4">Tensorizer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1.143cm" svg:x="6.604cm" svg:y="14.22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572cm" svg:height="1.143cm" svg:x="11.971cm" svg:y="11.369cm">
          <text:p text:style-name="P4">Embedding1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572cm" svg:height="1.143cm" svg:x="11.971cm" svg:y="12.766cm">
          <text:p text:style-name="P4">Embedding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4.572cm" svg:height="1.143cm" svg:x="11.971cm" svg:y="14.163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7.874cm" svg:height="4.699cm" svg:x="9.906cm" svg:y="16.256cm">
          <text:p text:style-name="P4">Encoder </text:p>
          <text:p text:style-name="P4">+ Decoder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874cm" svg:height="3.302cm" svg:x="9.906cm" svg:y="21.717cm">
          <text:p text:style-name="P4"/>
          <text:p text:style-name="P4">Output Layer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56cm" svg:height="1.143cm" svg:x="12.954cm" svg:y="23.495cm">
          <text:p text:style-name="P4">Loss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0.414cm" svg:y1="14.732cm" svg:x2="11.938cm" svg:y2="14.732cm">
          <text:p/>
        </draw:line>
        <draw:line draw:style-name="gr16" draw:text-style-name="P7" draw:layer="layout" svg:x1="3.429cm" svg:y1="11.938cm" svg:x2="6.604cm" svg:y2="11.938cm">
          <text:p/>
        </draw:line>
        <draw:line draw:style-name="gr16" draw:text-style-name="P7" draw:layer="layout" svg:x1="10.414cm" svg:y1="11.938cm" svg:x2="11.938cm" svg:y2="11.938cm">
          <text:p/>
        </draw:line>
        <draw:line draw:style-name="gr16" draw:text-style-name="P7" draw:layer="layout" svg:x1="3.429cm" svg:y1="13.335cm" svg:x2="6.604cm" svg:y2="13.335cm">
          <text:p/>
        </draw:line>
        <draw:line draw:style-name="gr16" draw:text-style-name="P7" draw:layer="layout" svg:x1="3.429cm" svg:y1="14.732cm" svg:x2="6.604cm" svg:y2="14.732cm">
          <text:p/>
        </draw:line>
        <draw:line draw:style-name="gr16" draw:text-style-name="P7" draw:layer="layout" svg:x1="10.414cm" svg:y1="13.335cm" svg:x2="11.938cm" svg:y2="13.335cm">
          <text:p/>
        </draw:line>
        <draw:frame draw:style-name="gr17" draw:text-style-name="P8" draw:layer="layout" svg:width="2.678cm" svg:height="0.806cm" svg:x="3.605cm" svg:y="11.259cm">
          <draw:text-box>
            <text:p><text:span text:style-name="T2">column(s)</text:span></text:p>
          </draw:text-box>
        </draw:frame>
        <draw:frame draw:style-name="gr17" draw:text-style-name="P8" draw:layer="layout" svg:width="2.678cm" svg:height="0.806cm" svg:x="3.594cm" svg:y="12.656cm">
          <draw:text-box>
            <text:p><text:span text:style-name="T2">column(s)</text:span></text:p>
          </draw:text-box>
        </draw:frame>
        <draw:frame draw:style-name="gr17" draw:text-style-name="P8" draw:layer="layout" svg:width="2.678cm" svg:height="0.806cm" svg:x="3.594cm" svg:y="14.053cm">
          <draw:text-box>
            <text:p><text:span text:style-name="T2">column(s)</text:span></text:p>
          </draw:text-box>
        </draw:frame>
        <draw:line draw:style-name="gr18" draw:text-style-name="P7" draw:layer="layout" svg:x1="3.429cm" svg:y1="9.144cm" svg:x2="3.429cm" svg:y2="14.732cm">
          <text:p/>
        </draw:line>
        <draw:line draw:style-name="gr16" draw:text-style-name="P7" draw:layer="layout" svg:x1="17.399cm" svg:y1="11.938cm" svg:x2="17.399cm" svg:y2="16.256cm">
          <text:p/>
        </draw:line>
        <draw:line draw:style-name="gr19" draw:text-style-name="P7" draw:layer="layout" svg:x1="16.637cm" svg:y1="14.605cm" svg:x2="17.399cm" svg:y2="14.605cm">
          <text:p/>
        </draw:line>
        <draw:line draw:style-name="gr19" draw:text-style-name="P7" draw:layer="layout" svg:x1="16.51cm" svg:y1="11.938cm" svg:x2="17.399cm" svg:y2="11.938cm">
          <text:p/>
        </draw:line>
        <draw:line draw:style-name="gr19" draw:text-style-name="P7" draw:layer="layout" svg:x1="16.51cm" svg:y1="13.335cm" svg:x2="17.399cm" svg:y2="13.335cm">
          <text:p/>
        </draw:line>
        <draw:line draw:style-name="gr16" draw:text-style-name="P7" draw:layer="layout" svg:x1="13.843cm" svg:y1="20.955cm" svg:x2="13.843cm" svg:y2="21.799cm">
          <text:p/>
        </draw:line>
        <draw:line draw:style-name="gr16" draw:text-style-name="P7" draw:layer="layout" svg:x1="11.43cm" svg:y1="25.019cm" svg:x2="11.43cm" svg:y2="28.321cm">
          <text:p/>
        </draw:line>
        <draw:custom-shape draw:style-name="gr20" draw:text-style-name="P9" draw:layer="layout" svg:width="4.572cm" svg:height="1.27cm" svg:x="1.778cm" svg:y="7.874cm">
          <text:p text:style-name="P4">Batcher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4.572cm" svg:height="1.143cm" svg:x="1.778cm" svg:y="5.842cm">
          <text:p text:style-name="P4">Data Source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3.937cm" svg:y1="6.985cm" svg:x2="3.937cm" svg:y2="7.874cm">
          <text:p/>
        </draw:line>
        <draw:frame draw:style-name="gr22" draw:text-style-name="P10" draw:layer="layout" svg:width="3.429cm" svg:height="1.27cm" svg:x="3.81cm" svg:y="19.939cm">
          <draw:text-box>
            <text:p><text:span text:style-name="T3">Model</text:span></text:p>
          </draw:text-box>
        </draw:frame>
        <draw:custom-shape draw:style-name="gr23" draw:text-style-name="P11" draw:layer="layout" svg:width="23.368cm" svg:height="22.479cm" svg:x="1.27cm" svg:y="5.207cm">
          <text:p text:style-name="P4"><text:span text:style-name="T3"/></text:p>
          <text:p text:style-name="P4"><text:span text:style-name="T3">Task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4.572cm" svg:height="1.143cm" svg:x="2.794cm" svg:y="26.289cm">
          <text:p text:style-name="P4">Exporter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4.826cm" svg:y1="25.4cm" svg:x2="4.826cm" svg:y2="26.289cm">
          <text:p/>
        </draw:line>
        <draw:line draw:style-name="gr16" draw:text-style-name="P7" draw:layer="layout" svg:x1="4.826cm" svg:y1="27.432cm" svg:x2="4.826cm" svg:y2="28.448cm">
          <text:p/>
        </draw:line>
        <draw:custom-shape draw:style-name="gr24" draw:text-style-name="P12" draw:layer="layout" svg:width="4.445cm" svg:height="2.54cm" svg:x="2.54cm" svg:y="28.321cm">
          <text:p text:style-name="P4">Caffe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4.445cm" svg:height="2.54cm" svg:x="1.651cm" svg:y="2.159cm">
          <text:p text:style-name="P4">Raw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3.937cm" svg:y1="4.699cm" svg:x2="3.937cm" svg:y2="5.842cm">
          <text:p/>
        </draw:line>
        <draw:custom-shape draw:style-name="gr25" draw:text-style-name="P9" draw:layer="layout" svg:width="4.953cm" svg:height="2.032cm" svg:x="18.923cm" svg:y="25.146cm">
          <text:p text:style-name="P4">Metric Reporter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318cm" svg:height="16.256cm" svg:x="19.304cm" svg:y="8.001cm">
          <text:p text:style-name="P4">Tr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4.445cm" svg:height="2.54cm" svg:x="9.222cm" svg:y="28.321cm">
          <text:p text:style-name="P4">Predic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4.445cm" svg:height="2.54cm" svg:x="19.05cm" svg:y="28.321cm">
          <text:p text:style-name="P4">Metr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21.336cm" svg:y1="27.178cm" svg:x2="21.336cm" svg:y2="28.448cm">
          <text:p/>
        </draw:line>
        <draw:line draw:style-name="gr16" draw:text-style-name="P7" draw:layer="layout" svg:x1="16.51cm" svg:y1="24.003cm" svg:x2="19.304cm" svg:y2="24.003cm">
          <text:p/>
        </draw:line>
        <draw:line draw:style-name="gr16" draw:text-style-name="P7" draw:layer="layout" svg:x1="21.209cm" svg:y1="24.257cm" svg:x2="21.209cm" svg:y2="25.146cm">
          <text:p/>
        </draw:line>
        <draw:line draw:style-name="gr16" draw:text-style-name="P7" draw:layer="layout" svg:x1="19.304cm" svg:y1="17.272cm" svg:x2="18.161cm" svg:y2="17.272cm">
          <text:p/>
        </draw:line>
        <draw:line draw:style-name="gr16" draw:text-style-name="P7" draw:layer="layout" svg:x1="19.304cm" svg:y1="8.509cm" svg:x2="6.35cm" svg:y2="8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88cm" fo:page-height="34.9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6T16:46:11.980467029</dc:date>
    <meta:editing-duration>PT7M42S</meta:editing-duration>
    <meta:editing-cycles>5</meta:editing-cycles>
    <meta:generator>LibreOffice/6.0.3.2$MacOSX_X86_64 LibreOffice_project/8f48d515416608e3a835360314dac7e47fd0b821</meta:generator>
    <meta:document-statistic meta:object-count="68"/>
  </office:meta>
</office:document-meta>
</file>